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font-name="Liberation Serif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officeooo:rsid="00180330"/>
    </style:style>
    <style:style style:name="T7" style:family="text">
      <style:text-properties officeooo:rsid="0019d719"/>
    </style:style>
    <style:style style:name="T8" style:family="text">
      <style:text-properties officeooo:rsid="001b5c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8216825848544116165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2500674665068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2501644970543" text:continue-numbering="true" text:style-name="L1">
        <text:list-item>
          <text:p text:style-name="P3">You are pull<text:span text:style-name="T6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2500650230803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2502168495324" text:continue-numbering="true" text:style-name="L1">
        <text:list-item>
          <text:p text:style-name="P3">A 5 kg box is sliding across the floor with a velocity of 4 m/s. <text:s/><text:span text:style-name="T4">m</text:span><text:span text:style-name="T5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2500985485554" text:continue-numbering="true" text:style-name="L1">
        <text:list-item>
          <text:p text:style-name="P3"><text:soft-page-break/>A 700 kg car is coasting down a 45<text:span text:style-name="T3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202502170194301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202501916949043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202501420476114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202502073819090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2501982195936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202501500722286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2500679105940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202501527414374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202502522496171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1-16T20:25:00.395879661" text:date-adjust="PT24H00M00S">11/17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15S</meta:editing-duration>
    <meta:editing-cycles>7</meta:editing-cycles>
    <meta:generator>LibreOffice/4.2.8.2$Linux_X86_64 LibreOffice_project/420$Build-2</meta:generator>
    <dc:date>2015-11-16T20:25:00.373407277</dc:date>
    <dc:creator>Jonas Williamson</dc:creator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